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80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8P-A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https://www.reichelt.de/?ARTICLE=121830&amp;PROVID=2788&amp;gclid=EAIaIQobChMIyf-3p8Pi2QIVKzPTCh16HA2zEAkYAiABEgJhcPD_BwE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https://www.reichelt.de/?ACTION=3;ARTICLE=64399;SEARCH=ft232rl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https://www.reichelt.de/?ACTION=3;ARTICLE=109330;SEARCH=lm1117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2515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https://www.reichelt.de/?ACTION=3;ARTICLE=168468;SEARCH=mcp2515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https://www.reichelt.de/?ACTION=3;ARTICLE=90069;SEARCH=mcp2551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2100-13-F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https://www.reichelt.de/?ACTION=3;ARTICLE=216722;SEARCH=b2100-1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2100-13-F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https://www.reichelt.de/?ACTION=3;ARTICLE=216722;SEARCH=b2100-1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2100-13-F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https://www.reichelt.de/?ACTION=3;ARTICLE=216722;SEARCH=b2100-1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 Mini B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https://www.reichelt.de/USB-Einbauverbinder/USB-BWM-SMD/3/index.html?ACTION=3&amp;LA=517&amp;ARTICLE=52003&amp;GROUPID=7530&amp;trstct=lsbght_sldr::171922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Quarz 16MHz</text:p>
          </table:table-cell>
          <table:table-cell office:value-type="string" calcext:value-type="string">
            <text:p>3x5 mm</text:p>
          </table:table-cell>
          <table:table-cell office:value-type="string" calcext:value-type="string">
            <text:p>https://www.reichelt.de/Quarze-SMD-Keramikgehaeuse/16-000000-MJ/3/index.html?ACTION=3&amp;LA=446&amp;ARTICLE=85005&amp;GROUPID=4003&amp;artnr=16%2C000000-MJ&amp;SEARCH=quarz%2Bsmd%2B16&amp;trstct=pos_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Quarz 16MHz</text:p>
          </table:table-cell>
          <table:table-cell office:value-type="string" calcext:value-type="string">
            <text:p>3x5 mm</text:p>
          </table:table-cell>
          <table:table-cell office:value-type="string" calcext:value-type="string">
            <text:p>https://www.reichelt.de/Quarze-SMD-Keramikgehaeuse/16-000000-MJ/3/index.html?ACTION=3&amp;LA=446&amp;ARTICLE=85005&amp;GROUPID=4003&amp;artnr=16%2C000000-MJ&amp;SEARCH=quarz%2Bsmd%2B16&amp;trstct=pos_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 16V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ttps://www.reichelt.de/Vielschicht-SMD-G1210/KEM-Y5V1210-10U/3/index.html?ACTION=3&amp;LA=446&amp;ARTICLE=207180&amp;GROUPID=3167&amp;artnr=KEM+Y5V1210+10U&amp;SEARCH=10u%2Bsmd%2Bkondensator&amp;trstct=pos_1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Vielschicht-SMD-G0805/KEM-X7R0805-100N/3/index.html?ACTION=3&amp;LA=446&amp;ARTICLE=207073&amp;GROUPID=8048&amp;artnr=KEM+X7R0805+100N&amp;SEARCH=100nF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u7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ttps://www.reichelt.de/Vielschicht-SMD-G1210/KEM-X7R1210-4-7U/3/index.html?ACTION=3&amp;LA=446&amp;ARTICLE=207177&amp;GROUPID=3167&amp;artnr=KEM+X7R1210+4%2C7U&amp;SEARCH=4u7%2B1210&amp;trstct=pos_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4u7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ttps://www.reichelt.de/Vielschicht-SMD-G1210/KEM-X7R1210-4-7U/3/index.html?ACTION=3&amp;LA=446&amp;ARTICLE=207177&amp;GROUPID=3167&amp;artnr=KEM+X7R1210+4%2C7U&amp;SEARCH=4u7%2B1210&amp;trstct=pos_3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reichelt.de/BA-BAY-BB-Dioden/BAT-54S-SMD/3/index.html?ACTION=3&amp;LA=446&amp;ARTICLE=41905&amp;GROUPID=2988&amp;artnr=BAT+54S+SMD&amp;SEARCH=bat54s&amp;trstct=pos_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220/3/index.html?ACTION=3&amp;LA=446&amp;ARTICLE=32878&amp;GROUPID=7970&amp;artnr=SMD-0805+220&amp;SEARCH=220%2B0805&amp;trstct=pos_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1-bis-910-kOhm/RND-0805-5-5-1K/3/index.html?ACTION=3&amp;LA=446&amp;ARTICLE=183307&amp;GROUPID=7971&amp;artnr=RND+0805+5+5%2C1K&amp;SEARCH=1k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1-bis-910-kOhm/RND-0805-5-5-1K/3/index.html?ACTION=3&amp;LA=446&amp;ARTICLE=183307&amp;GROUPID=7971&amp;artnr=RND+0805+5+5%2C1K&amp;SEARCH=1k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1-bis-910-kOhm/RND-0805-5-5-1K/3/index.html?ACTION=3&amp;LA=446&amp;ARTICLE=183307&amp;GROUPID=7971&amp;artnr=RND+0805+5+5%2C1K&amp;SEARCH=1k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1-bis-910-kOhm/RND-0805-5-5-1K/3/index.html?ACTION=3&amp;LA=446&amp;ARTICLE=183307&amp;GROUPID=7971&amp;artnr=RND+0805+5+5%2C1K&amp;SEARCH=1k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1-bis-910-kOhm/RND-0805-5-5-1K/3/index.html?ACTION=3&amp;LA=446&amp;ARTICLE=183307&amp;GROUPID=7971&amp;artnr=RND+0805+5+5%2C1K&amp;SEARCH=1k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1-bis-910-kOhm/RND-0805-5-5-1K/3/index.html?ACTION=3&amp;LA=446&amp;ARTICLE=183307&amp;GROUPID=7971&amp;artnr=RND+0805+5+5%2C1K&amp;SEARCH=1k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1-bis-910-kOhm/RND-0805-5-5-1K/3/index.html?ACTION=3&amp;LA=446&amp;ARTICLE=183307&amp;GROUPID=7971&amp;artnr=RND+0805+5+5%2C1K&amp;SEARCH=1k%2B0805&amp;trstct=pos_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20R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reichelt.de/SMD-0805-von-0-bis-910-Ohm/SMD-0805-120/3/index.html?ACTION=3&amp;LA=446&amp;ARTICLE=32875&amp;GROUPID=7970&amp;artnr=SMD-0805+120&amp;SEARCH=120%2B0805&amp;trstct=pos_3</text:p>
          </table:table-cell>
          <table:table-cell office:value-type="float" office:value="0.03" calcext:value-type="float">
            <text:p>0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43:11.851106477</meta:creation-date>
    <meta:generator>LibreOffice/5.2.7.2$Linux_X86_64 LibreOffice_project/20m0$Build-2</meta:generator>
    <dc:date>2018-03-10T22:06:41.537466949</dc:date>
    <meta:editing-duration>PT32M11S</meta:editing-duration>
    <meta:editing-cycles>3</meta:editing-cycles>
    <meta:document-statistic meta:table-count="1" meta:cell-count="245" meta:object-count="0"/>
  </office:meta>
</office:document-meta>
</file>